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21-09-23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21-08-19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21-07-27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21-06-15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21-05-20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21-04-14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21-03-05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21-02-19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21-01-07 2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20-12-04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20-11-05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20-10-14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20-09-18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20-08-27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20-07-27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20-06-11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20-05-28 22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20-04-28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20-02-20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20-01-15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9-12-12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9-11-21 2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9-10-06 23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9-09-19 2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9-08-13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9-07-11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9-06-21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9-05-09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9-04-14 21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9-03-20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9-02-28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9-01-30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8-12-18 23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8-11-28 22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8-10-24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8-09-27 21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8-08-29 2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8-07-24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8-06-28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8-05-29 23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8-04-23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8-03-27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8-02-27 21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8-01-30 23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7-12-21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7-11-28 23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7-10-30 21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7-09-27 22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7-08-30 2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7-07-26 23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7-06-28 2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7-06-13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7-05-23 23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7-04-21 2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7-03-29 22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7-02-16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7-01-18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6-12-12 22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6-11-08 22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6-10-12 2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6-09-13 22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6-08-18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6-07-13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6-06-22 2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6-05-18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6-03-15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6-02-18 0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6-01-20 22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5-12-16 23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5-11-24 2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5-10-30 0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5-09-22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5-08-20 23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5-07-22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5-06-25 23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5-05-28 23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5-04-23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5-03-27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5-02-26 0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5-01-15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4-12-16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4-11-20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4-10-22 22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4-09-25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4-09-02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4-08-01 22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4-06-20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4-06-10 22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4-05-29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4-04-17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4-03-27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3-10-14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3-09-17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3-08-13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3-05-15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3-04-17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3-03-13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3-02-14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2-12-17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2-10-17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2-09-04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2-05-10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2-04-16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2-03-13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2-02-15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2-01-12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1-10-18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1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1-06-18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1-06-14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1-05-11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1-03-17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0-12-15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0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0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0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0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0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0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0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0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0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0-02-09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10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9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9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9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9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9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9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9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9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9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9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9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8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8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8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8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8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8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8-06-12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8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8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8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8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8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8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7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7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7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7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7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7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7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7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7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7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7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7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6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6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6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6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6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6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6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6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6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6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6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6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6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5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5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5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5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5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5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5-06-17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5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5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5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5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5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5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4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4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4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4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4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4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4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4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4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4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4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3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3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3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3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3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3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3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3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3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3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3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2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2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2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2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2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2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2-06-19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2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2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2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2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2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1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1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1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1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1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1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1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1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1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1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1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0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0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0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0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0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0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0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0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0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0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0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2000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9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9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9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9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9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9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9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9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9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9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9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9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9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8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8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8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8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8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8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8-06-16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8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8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8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8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8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8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7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7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7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7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7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7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7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7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7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7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7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6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6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6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6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6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6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6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6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6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6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6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6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6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5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5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5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5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5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5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5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5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5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5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5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4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4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4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4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4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4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4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4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4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4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4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4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3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3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3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3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3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3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3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3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3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3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3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3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3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2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2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2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2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2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2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2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2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2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2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2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2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1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1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1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1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1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1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1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1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1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1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1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1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1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0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0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0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0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0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0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0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0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0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0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0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0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90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89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89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89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89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89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89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89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89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89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33119435501</text:p>
          </table:table-cell>
          <table:table-cell office:value-type="string" calcext:value-type="string">
            <text:p>1989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1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26" meta:object-count="0"/>
    <meta:user-defined meta:name="AppVersion">3.0</meta:user-defined>
  </office:meta>
</office:document-meta>
</file>